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ulian Kemmerer</text:p>
      <text:p text:style-name="Standard">ECEC-414: High Performance Computing</text:p>
      <text:p text:style-name="Standard">Lab 2: Histogram Generation with PThreads</text:p>
      <text:p text:style-name="Standard"/>
      <text:p text:style-name="Standard"/>
      <text:p text:style-name="Standard"><text:tab/>This program starts with addition of a few global variables. These variables are mostly for convenience, ex. number of elements, input data, thread list, etc. This program can run without traditional synchronization methods. However, that claim comes with certain conditions which will be mentioned later.</text:p>
      <text:p text:style-name="Standard"><text:tab/>The program structure is tree based. For examples in this report let's assume 16 threads are used. The first level of the execution tree splits the input data into 16 pieces. Then half of the threads join with the other remaining half of threads. So the number of executing threads go from 16, to 8, 4, 2, and finally 1.</text:p>
      <text:p text:style-name="Standard"><text:tab/>The note above about not requiring a synchronization method relies on this assumption: in the time it takes to begin all of the threads, execution in each thread should not attempt to join with other threads. This may seem strangely worded but, in other verbiage: you cannot join with a thread that has not been created yet. For example, in the first round of tree execution thread 0 and thread 1 combine their histograms. If thread 0 attempts to join with thread 1 before thread 1 has began to execute then thread 1 is seen as 'terminated' (as it did not begin) and the join returns successfully without actually joining two threads. I noticed this on my laptop when initially testing the code. In the code there exists an instantiation of a barrier. However, I found this something about the Xunil setup does not seem to allow for this code to follow the same execution as on my laptop. That is, the barrier does not <text:span text:style-name="T1">seem</text:span><text:span text:style-name="T2"> to be needed on Xunil but is there as it is </text:span><text:span text:style-name="T1">technically required</text:span><text:span text:style-name="T2">. Regardless, a single synchronization of 16 threads (to confirm all threads have started) is not noticeable in terms of execution time.</text:span></text:p>
      <text:p text:style-name="Standard"/>
      <text:p text:style-name="Standard"/>
      <text:p text:style-name="Standard">the design of your multi-threaded program (use code or pseudocode to clarify the discussion); </text:p>
      <text:p text:style-name="Standard"/>
      <text:p text:style-name="Standard">the speedup achieved over the serial version for 2, 4, 8, and 16 threads. </text:p>
      <text:p text:style-name="Standard"/>
      <text:p text:style-name="Standard"/>
      <text:p text:style-name="Standard"/>
      <text:p text:style-name="P1"><draw:frame draw:style-name="fr1" draw:name="Object1" text:anchor-type="paragraph" svg:width="6.2992in" svg:height="3.5429in" draw:z-index="0"><draw:object xlink:href="./Object 1" xlink:type="simple" xlink:show="embed" xlink:actuate="onLoad"/><draw:image xlink:href="./ObjectReplacements/Object 1" xlink:type="simple" xlink:show="embed" xlink:actuate="onLoad"/></draw:frame><text:soft-page-break/>Fig. 1. Speedup achieved over the serial version for 2, 4, 8, and 16 threads.</text:p>
      <text:p text:style-name="P1"/>
      <text:p text:style-name="P2">From Fig. 1. it can be seen that the speedup for this code, on our 16 concurrent threads systems, seems to peak at approximately 6x. This occurs when using between 16 and 32 threa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01T16:02:04</meta:creation-date>
    <meta:generator>LibreOffice/3.5$Linux_X86_64 LibreOffice_project/350m1$Build-2</meta:generator>
    <dc:date>2014-02-06T19:37:46</dc:date>
    <meta:editing-duration>PT19M35S</meta:editing-duration>
    <meta:editing-cycles>5</meta:editing-cycles>
    <meta:document-statistic meta:table-count="0" meta:image-count="0" meta:object-count="1" meta:page-count="2" meta:paragraph-count="10" meta:word-count="394" meta:character-count="2276" meta:non-whitespace-character-count="188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5.918cm" svg:y="0.315cm" chart:style-name="ch2">
          <text:p>Speedup over Serial</text:p>
        </chart:title>
        <chart:legend chart:legend-position="end" svg:x="13.895cm" svg:y="4.2cm" style:legend-expansion="high" chart:style-name="ch3"/>
        <chart:plot-area chart:style-name="ch4" chart:data-source-has-labels="both" svg:x="1.33cm" svg:y="1.631cm" svg:width="11.927cm" svg:height="6.208cm">
          <chartooo:coordinate-region svg:x="1.766cm" svg:y="1.83cm" svg:width="11.304cm" svg:height="5.362cm"/>
          <chart:axis chart:dimension="x" chart:name="primary-x" chart:style-name="ch5" chartooo:axis-type="auto">
            <chart:title svg:x="5.847cm" svg:y="8.018cm" chart:style-name="ch6">
              <text:p>Number of Threads</text:p>
            </chart:title>
            <chart:categories table:cell-range-address="local-table.$A$2:.$A$6"/>
          </chart:axis>
          <chart:axis chart:dimension="y" chart:name="primary-y" chart:style-name="ch5">
            <chart:title svg:x="0.451cm" svg:y="6.128cm" chart:style-name="ch7">
              <text:p>Execution Time (s)</text:p>
            </chart:title>
            <chart:grid chart:style-name="ch8" chart:class="major"/>
          </chart:axis>
          <chart:series chart:style-name="ch9" chart:values-cell-range-address="local-table.$C$2:.$C$6" chart:label-cell-address="local-table.$C$1" chart:class="chart:scatter">
            <chart:domain table:cell-range-address="local-table.$B$2:.$B$6"/>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peedup</text:p>
              </table:table-cell>
            </table:table-row>
          </table:table-header-rows>
          <table:table-rows>
            <table:table-row>
              <table:table-cell office:value-type="string">
                <text:p>1</text:p>
              </table:table-cell>
              <table:table-cell office:value-type="float" office:value="2">
                <text:p>2</text:p>
              </table:table-cell>
              <table:table-cell office:value-type="float" office:value="1.79338842975207">
                <text:p>1.79338842975207</text:p>
              </table:table-cell>
            </table:table-row>
            <table:table-row>
              <table:table-cell office:value-type="string">
                <text:p>2</text:p>
              </table:table-cell>
              <table:table-cell office:value-type="float" office:value="4">
                <text:p>4</text:p>
              </table:table-cell>
              <table:table-cell office:value-type="float" office:value="2.80519480519481">
                <text:p>2.80519480519481</text:p>
              </table:table-cell>
            </table:table-row>
            <table:table-row>
              <table:table-cell office:value-type="string">
                <text:p>3</text:p>
              </table:table-cell>
              <table:table-cell office:value-type="float" office:value="8">
                <text:p>8</text:p>
              </table:table-cell>
              <table:table-cell office:value-type="float" office:value="5.26190476190476">
                <text:p>5.26190476190476</text:p>
              </table:table-cell>
            </table:table-row>
            <table:table-row>
              <table:table-cell office:value-type="string">
                <text:p>4</text:p>
              </table:table-cell>
              <table:table-cell office:value-type="float" office:value="16">
                <text:p>16</text:p>
              </table:table-cell>
              <table:table-cell office:value-type="float" office:value="6.75">
                <text:p>6.75</text:p>
              </table:table-cell>
            </table:table-row>
            <table:table-row>
              <table:table-cell office:value-type="string">
                <text:p>5</text:p>
              </table:table-cell>
              <table:table-cell office:value-type="float" office:value="32">
                <text:p>32</text:p>
              </table:table-cell>
              <table:table-cell office:value-type="float" office:value="6.08333333333333">
                <text:p>6.0833333333333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